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02cm" svg:stroke-color="#9999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12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29cm" svg:y1="17.252cm" svg:x2="11.68cm" svg:y2="17.252cm">
          <text:p/>
        </draw:line>
        <draw:line draw:style-name="gr1" draw:text-style-name="P1" draw:layer="layout" svg:x1="14.549cm" svg:y1="4.752cm" svg:x2="22.2cm" svg:y2="4.752cm">
          <text:p/>
        </draw:line>
        <draw:line draw:style-name="gr1" draw:text-style-name="P1" draw:layer="layout" svg:x1="8.158cm" svg:y1="4.752cm" svg:x2="8.158cm" svg:y2="5.552cm">
          <text:p/>
        </draw:line>
        <draw:line draw:style-name="gr1" draw:text-style-name="P1" draw:layer="layout" svg:x1="8.158cm" svg:y1="6.461cm" svg:x2="8.158cm" svg:y2="9.206cm">
          <text:p/>
        </draw:line>
        <draw:line draw:style-name="gr2" draw:text-style-name="P1" draw:layer="layout" svg:x1="8.158cm" svg:y1="5.551cm" svg:x2="6.822cm" svg:y2="5.551cm">
          <text:p/>
        </draw:line>
        <draw:line draw:style-name="gr3" draw:text-style-name="P1" draw:layer="layout" svg:x1="8.173cm" svg:y1="7.372cm" svg:x2="1.372cm" svg:y2="7.372cm">
          <text:p/>
        </draw:line>
        <draw:line draw:style-name="gr4" draw:text-style-name="P1" draw:layer="layout" svg:x1="5.729cm" svg:y1="9.231cm" svg:x2="11.559cm" svg:y2="9.231cm">
          <text:p/>
        </draw:line>
        <draw:line draw:style-name="gr4" draw:text-style-name="P1" draw:layer="layout" svg:x1="14.718cm" svg:y1="9.224cm" svg:x2="20.075cm" svg:y2="9.224cm">
          <text:p/>
        </draw:line>
        <draw:line draw:style-name="gr1" draw:text-style-name="P1" draw:layer="layout" svg:x1="18.677cm" svg:y1="4.752cm" svg:x2="18.677cm" svg:y2="9.207cm">
          <text:p/>
        </draw:line>
        <draw:line draw:style-name="gr1" draw:text-style-name="P1" draw:layer="layout" svg:x1="8.158cm" svg:y1="14.464cm" svg:x2="8.158cm" svg:y2="17.209cm">
          <text:p/>
        </draw:line>
        <draw:line draw:style-name="gr5" draw:text-style-name="P1" draw:layer="layout" svg:x1="8.158cm" svg:y1="9.207cm" svg:x2="8.158cm" svg:y2="12.634cm">
          <text:p/>
        </draw:line>
        <draw:line draw:style-name="gr1" draw:text-style-name="P1" draw:layer="layout" svg:x1="5.767cm" svg:y1="9.25cm" svg:x2="5.767cm" svg:y2="14.454cm">
          <text:p/>
        </draw:line>
        <draw:line draw:style-name="gr4" draw:text-style-name="P1" draw:layer="layout" svg:x1="5.729cm" svg:y1="14.448cm" svg:x2="11.559cm" svg:y2="14.448cm">
          <text:p/>
        </draw:line>
        <draw:line draw:style-name="gr5" draw:text-style-name="P1" draw:layer="layout" svg:x1="5.85cm" svg:y1="12.622cm" svg:x2="9.008cm" svg:y2="12.622cm">
          <text:p/>
        </draw:line>
        <draw:line draw:style-name="gr5" draw:text-style-name="P1" draw:layer="layout" svg:x1="9.018cm" svg:y1="12.634cm" svg:x2="8.992cm" svg:y2="14.453cm">
          <text:p/>
        </draw:line>
        <draw:line draw:style-name="gr6" draw:text-style-name="P1" draw:layer="layout" svg:x1="15.274cm" svg:y1="9.207cm" svg:x2="15.274cm" svg:y2="11.255cm">
          <text:p/>
        </draw:line>
        <draw:line draw:style-name="gr6" draw:text-style-name="P1" draw:layer="layout" svg:x1="19.668cm" svg:y1="9.207cm" svg:x2="19.668cm" svg:y2="11.255cm">
          <text:p/>
        </draw:line>
        <draw:line draw:style-name="gr6" draw:text-style-name="P1" draw:layer="layout" svg:x1="19.738cm" svg:y1="11.255cm" svg:x2="15.274cm" svg:y2="11.255cm">
          <text:p/>
        </draw:line>
        <draw:line draw:style-name="gr6" draw:text-style-name="P1" draw:layer="layout" svg:x1="15.977cm" svg:y1="9.207cm" svg:x2="15.977cm" svg:y2="11.255cm">
          <text:p/>
        </draw:line>
        <draw:line draw:style-name="gr6" draw:text-style-name="P1" draw:layer="layout" svg:x1="16.68cm" svg:y1="9.207cm" svg:x2="16.68cm" svg:y2="11.255cm">
          <text:p/>
        </draw:line>
        <draw:line draw:style-name="gr6" draw:text-style-name="P1" draw:layer="layout" svg:x1="17.471cm" svg:y1="9.207cm" svg:x2="17.471cm" svg:y2="11.255cm">
          <text:p/>
        </draw:line>
        <draw:line draw:style-name="gr6" draw:text-style-name="P1" draw:layer="layout" svg:x1="18.262cm" svg:y1="9.207cm" svg:x2="18.262cm" svg:y2="11.255cm">
          <text:p/>
        </draw:line>
        <draw:line draw:style-name="gr6" draw:text-style-name="P1" draw:layer="layout" svg:x1="18.965cm" svg:y1="9.207cm" svg:x2="18.965cm" svg:y2="11.255cm">
          <text:p/>
        </draw:line>
        <draw:line draw:style-name="gr4" draw:text-style-name="P1" draw:layer="layout" svg:x1="15.339cm" svg:y1="12.462cm" svg:x2="19.787cm" svg:y2="12.462cm">
          <text:p/>
        </draw:line>
        <draw:line draw:style-name="gr6" draw:text-style-name="P1" draw:layer="layout" svg:x1="15.37cm" svg:y1="12.445cm" svg:x2="15.37cm" svg:y2="14.493cm">
          <text:p/>
        </draw:line>
        <draw:line draw:style-name="gr6" draw:text-style-name="P1" draw:layer="layout" svg:x1="19.764cm" svg:y1="12.445cm" svg:x2="19.764cm" svg:y2="14.493cm">
          <text:p/>
        </draw:line>
        <draw:line draw:style-name="gr6" draw:text-style-name="P1" draw:layer="layout" svg:x1="19.834cm" svg:y1="14.493cm" svg:x2="15.37cm" svg:y2="14.493cm">
          <text:p/>
        </draw:line>
        <draw:line draw:style-name="gr6" draw:text-style-name="P1" draw:layer="layout" svg:x1="16.073cm" svg:y1="12.445cm" svg:x2="16.073cm" svg:y2="14.493cm">
          <text:p/>
        </draw:line>
        <draw:line draw:style-name="gr6" draw:text-style-name="P1" draw:layer="layout" svg:x1="16.776cm" svg:y1="12.445cm" svg:x2="16.776cm" svg:y2="14.493cm">
          <text:p/>
        </draw:line>
        <draw:line draw:style-name="gr6" draw:text-style-name="P1" draw:layer="layout" svg:x1="17.567cm" svg:y1="12.445cm" svg:x2="17.567cm" svg:y2="14.493cm">
          <text:p/>
        </draw:line>
        <draw:line draw:style-name="gr6" draw:text-style-name="P1" draw:layer="layout" svg:x1="18.358cm" svg:y1="12.445cm" svg:x2="18.358cm" svg:y2="14.493cm">
          <text:p/>
        </draw:line>
        <draw:line draw:style-name="gr6" draw:text-style-name="P1" draw:layer="layout" svg:x1="19.061cm" svg:y1="12.445cm" svg:x2="19.061cm" svg:y2="14.493cm">
          <text:p/>
        </draw:line>
        <draw:line draw:style-name="gr2" draw:text-style-name="P1" draw:layer="layout" svg:x1="15.339cm" svg:y1="11.256cm" svg:x2="15.339cm" svg:y2="12.513cm">
          <text:p/>
        </draw:line>
        <draw:line draw:style-name="gr4" draw:text-style-name="P1" draw:layer="layout" svg:x1="14.718cm" svg:y1="14.531cm" svg:x2="20.075cm" svg:y2="14.531cm">
          <text:p/>
        </draw:line>
        <draw:line draw:style-name="gr1" draw:text-style-name="P1" draw:layer="layout" svg:x1="18.677cm" svg:y1="14.557cm" svg:x2="18.677cm" svg:y2="16.358cm">
          <text:p/>
        </draw:line>
        <draw:line draw:style-name="gr1" draw:text-style-name="P1" draw:layer="layout" svg:x1="4.03cm" svg:y1="4.752cm" svg:x2="11.681cm" svg:y2="4.752cm">
          <text:p/>
        </draw:line>
        <draw:line draw:style-name="gr1" draw:text-style-name="P1" draw:layer="layout" svg:x1="14.83cm" svg:y1="17.252cm" svg:x2="22.481cm" svg:y2="17.252cm">
          <text:p/>
        </draw:line>
        <draw:line draw:style-name="gr3" draw:text-style-name="P1" draw:layer="layout" svg:x1="25.474cm" svg:y1="15.472cm" svg:x2="18.673cm" svg:y2="15.472cm">
          <text:p/>
        </draw:line>
        <draw:line draw:style-name="gr6" draw:text-style-name="P1" draw:layer="layout" svg:x1="20.168cm" svg:y1="9.146cm" svg:x2="20.168cm" svg:y2="14.58cm">
          <text:p/>
        </draw:line>
        <draw:line draw:style-name="gr2" draw:text-style-name="P1" draw:layer="layout" svg:x1="18.663cm" svg:y1="16.342cm" svg:x2="19.818cm" svg:y2="16.326cm">
          <text:p/>
        </draw:line>
        <draw:line draw:style-name="gr1" draw:text-style-name="P1" draw:layer="layout" svg:x1="4.067cm" svg:y1="2.893cm" svg:x2="4.067cm" svg:y2="4.754cm">
          <text:p/>
        </draw:line>
        <draw:line draw:style-name="gr1" draw:text-style-name="P1" draw:layer="layout" svg:x1="18.771cm" svg:y1="17.247cm" svg:x2="18.771cm" svg:y2="19.108cm">
          <text:p/>
        </draw:line>
        <draw:line draw:style-name="gr1" draw:text-style-name="P1" draw:layer="layout" svg:x1="18.744cm" svg:y1="2.94cm" svg:x2="18.744cm" svg:y2="4.801cm">
          <text:p/>
        </draw:line>
        <draw:frame draw:style-name="gr7" draw:text-style-name="P2" draw:layer="layout" svg:width="8.001cm" svg:height="1.262cm" svg:x="9.246cm" svg:y="1.761cm">
          <draw:text-box>
            <text:p text:style-name="P2"><text:span text:style-name="T1">North Block</text:span></text:p>
          </draw:text-box>
        </draw:frame>
        <draw:frame draw:style-name="gr7" draw:text-style-name="P2" draw:layer="layout" svg:width="8.001cm" svg:height="1.262cm" svg:x="9.047cm" svg:y="17.561cm">
          <draw:text-box>
            <text:p text:style-name="P2"><text:span text:style-name="T1">South Block</text:span></text:p>
          </draw:text-box>
        </draw:frame>
        <draw:frame draw:style-name="gr8" draw:text-style-name="P3" draw:layer="layout" svg:width="4.826cm" svg:height="1.012cm" svg:x="2.388cm" svg:y="5.817cm">
          <draw:text-box>
            <text:p text:style-name="P3"><text:span text:style-name="T2">Passage Way</text:span></text:p>
          </draw:text-box>
        </draw:frame>
        <draw:frame draw:style-name="gr8" draw:text-style-name="P3" draw:layer="layout" svg:width="4.826cm" svg:height="1.012cm" svg:x="20.549cm" svg:y="15.977cm">
          <draw:text-box>
            <text:p text:style-name="P3"><text:span text:style-name="T2">Passage Way</text:span></text:p>
          </draw:text-box>
        </draw:frame>
        <draw:line draw:style-name="gr1" draw:text-style-name="P1" draw:layer="layout" svg:x1="8.158cm" svg:y1="2.869cm" svg:x2="8.158cm" svg:y2="4.752cm">
          <text:p/>
        </draw:line>
        <draw:frame draw:style-name="gr8" draw:text-style-name="P3" draw:layer="layout" svg:width="2.794cm" svg:height="1.012cm" svg:x="4.801cm" svg:y="3.023cm">
          <draw:text-box>
            <text:p text:style-name="P3"><text:span text:style-name="T2">N2240</text:span></text:p>
          </draw:text-box>
        </draw:frame>
        <draw:frame draw:style-name="gr8" draw:text-style-name="P3" draw:layer="layout" svg:width="2.794cm" svg:height="1.012cm" svg:x="19.201cm" svg:y="3.123cm">
          <draw:text-box>
            <text:p text:style-name="P3"><text:span text:style-name="T2">N2180</text:span></text:p>
          </draw:text-box>
        </draw:frame>
        <draw:frame draw:style-name="gr8" draw:text-style-name="P3" draw:layer="layout" svg:width="2.794cm" svg:height="1.012cm" svg:x="19.025cm" svg:y="17.755cm">
          <draw:text-box>
            <text:p text:style-name="P3"><text:span text:style-name="T2">S2250</text:span></text:p>
          </draw:text-box>
        </draw:frame>
        <draw:frame draw:style-name="gr8" draw:text-style-name="P3" draw:layer="layout" svg:width="6.477cm" svg:height="1.012cm" svg:x="9.5cm" svg:y="11.278cm">
          <draw:text-box>
            <text:p text:style-name="P3"><text:span text:style-name="T2">Central Stairway</text:span></text:p>
          </draw:text-box>
        </draw:frame>
        <draw:frame draw:style-name="gr9" draw:text-style-name="P4" draw:layer="layout" svg:width="4.319cm" svg:height="1.266cm" draw:transform="rotate (1.5688764646177) translate (6.579cm 13.615cm)">
          <draw:text-box>
            <text:p text:style-name="P4"><text:span text:style-name="T3">Elevators</text:span></text:p>
          </draw:text-box>
        </draw:frame>
        <draw:frame draw:style-name="gr9" draw:text-style-name="P4" draw:layer="layout" svg:width="4.319cm" svg:height="1.445cm" draw:transform="rotate (0.00785398163397448) translate (10.952cm 6.241cm)">
          <draw:text-box>
            <text:p text:style-name="P4"><text:span text:style-name="T3">Intermediate</text:span><text:span text:style-name="T3"><text:line-break/></text:span><text:span text:style-name="T3">Passage</text:span></text:p>
          </draw:text-box>
        </draw:frame>
        <draw:frame draw:style-name="gr9" draw:text-style-name="P4" draw:layer="layout" svg:width="4.319cm" svg:height="1.445cm" draw:transform="rotate (0.00785398163397448) translate (10.953cm 14.942cm)">
          <draw:text-box>
            <text:p text:style-name="P4"><text:span text:style-name="T3">Intermediate</text:span><text:span text:style-name="T3"><text:line-break/></text:span><text:span text:style-name="T3">Pa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33:19.469816141</meta:creation-date>
    <dc:date>2016-07-12T19:32:43.003588371</dc:date>
    <meta:editing-duration>PT47M32S</meta:editing-duration>
    <meta:editing-cycles>12</meta:editing-cycles>
    <meta:generator>LibreOffice/4.2.8.2$Linux_x86 LibreOffice_project/420m0$Build-2</meta:generator>
    <meta:print-date>2016-07-12T16:10:53.343111123</meta:print-date>
    <meta:document-statistic meta:object-count="55"/>
  </office:meta>
</office:document-meta>
</file>